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1a9b"/>
    </style:style>
    <style:style style:name="P2" style:family="paragraph" style:parent-style-name="Standard">
      <style:text-properties officeooo:paragraph-rsid="000654ad"/>
    </style:style>
    <style:style style:name="P3" style:family="paragraph" style:parent-style-name="Standard">
      <style:text-properties fo:color="#069a2e" loext:opacity="100%"/>
    </style:style>
    <style:style style:name="P4" style:family="paragraph" style:parent-style-name="Standard">
      <style:text-properties fo:color="#069a2e" loext:opacity="100%" officeooo:rsid="0008ef82" officeooo:paragraph-rsid="0008ef82"/>
    </style:style>
    <style:style style:name="P5" style:family="paragraph" style:parent-style-name="Standard">
      <style:text-properties officeooo:paragraph-rsid="00097b14"/>
    </style:style>
    <style:style style:name="P6" style:family="paragraph" style:parent-style-name="Standard">
      <style:text-properties fo:color="#c9211e" loext:opacity="100%" officeooo:rsid="0008ef82" officeooo:paragraph-rsid="0008ef82"/>
    </style:style>
    <style:style style:name="P7" style:family="paragraph" style:parent-style-name="Standard">
      <style:text-properties officeooo:paragraph-rsid="00051a9b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0654ad"/>
    </style:style>
    <style:style style:name="P10" style:family="paragraph" style:parent-style-name="Standard">
      <style:text-properties fo:color="#069a2e" loext:opacity="100%" officeooo:paragraph-rsid="0013cecc"/>
    </style:style>
    <style:style style:name="P11" style:family="paragraph" style:parent-style-name="Standard">
      <style:text-properties officeooo:paragraph-rsid="0008ef82"/>
    </style:style>
    <style:style style:name="P12" style:family="paragraph" style:parent-style-name="Standard">
      <style:text-properties fo:color="#c9211e" loext:opacity="100%" officeooo:paragraph-rsid="0008ef82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font-weight="normal" style:font-weight-asian="normal" style:font-weight-complex="normal"/>
    </style:style>
    <style:style style:name="T3" style:family="text">
      <style:text-properties officeooo:rsid="00097b14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0bce8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cecc"/>
    </style:style>
    <style:style style:name="T8" style:family="text">
      <style:text-properties officeooo:rsid="00181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resses above those listed as “absolute maximum ratings” may cause permanent damage to the device. This is a stress rating only and functional operation of the device under these conditions is not implied. Exposure to maximum rating conditions for extended periods may affect device reliability. </text:p>
      <text:p text:style-name="Standard"/>
      <text:p text:style-name="P4">A</text:p>
      <text:p text:style-name="P6">abstraction : <text:span text:style-name="T4">soyutlama/</text:span><text:span text:style-name="T5">ayırma</text:span></text:p>
      <text:p text:style-name="P1"><text:span text:style-name="T1">access</text:span>: erişim</text:p>
      <text:p text:style-name="P1"><text:span text:style-name="T1">accordingly</text:span>:buna göre</text:p>
      <text:p text:style-name="P1"><text:span text:style-name="T1">achieve</text:span>: <text:s/>başarmak</text:p>
      <text:p text:style-name="P1"><text:span text:style-name="T1">action</text:span> :eylem</text:p>
      <text:p text:style-name="P11"><text:span text:style-name="T1">As mentioned above</text:span> :Yukarıda da belirtildiği gibi</text:p>
      <text:p text:style-name="P12">As seen from the below state: <text:span text:style-name="T4">Aşağıdaki durumdan görüldüğü gibi</text:span></text:p>
      <text:p text:style-name="P1"><text:span text:style-name="T1">avoid</text:span> : önlemek</text:p>
      <text:p text:style-name="P1"/>
      <text:p text:style-name="P4">B</text:p>
      <text:p text:style-name="Standard"><text:span text:style-name="T1">baseband</text:span> : ana bant </text:p>
      <text:p text:style-name="P8"><text:span text:style-name="T2">below</text:span> : <text:span text:style-name="T6">aşağıda</text:span></text:p>
      <text:p text:style-name="P2"><text:span text:style-name="T1">By accessing registers</text:span> : Kayıtlara erişerek</text:p>
      <text:p text:style-name="P2"/>
      <text:p text:style-name="P4">C</text:p>
      <text:p text:style-name="P2"><text:span text:style-name="T1">circuit</text:span> :devre</text:p>
      <text:p text:style-name="P2"><text:span text:style-name="T1">circumstances</text:span>: koşullar</text:p>
      <text:p text:style-name="P2"><text:span text:style-name="T1">certain amount</text:span>: belirli bir miktar</text:p>
      <text:p text:style-name="P2"/>
      <text:p text:style-name="P2"/>
      <text:p text:style-name="P2"><text:span text:style-name="T1">collect</text:span>: toplamak</text:p>
      <text:p text:style-name="P2"><text:span text:style-name="T1">comparison</text:span> : karşılaştırmak</text:p>
      <text:p text:style-name="P2"><text:span text:style-name="T1">communicate:</text:span><text:span text:style-name="T4"> <text:s/>iletişim kurmak</text:span></text:p>
      <text:p text:style-name="P2"><text:span text:style-name="T1">conflicting</text:span><text:span text:style-name="T4">: çelişkili</text:span></text:p>
      <text:p text:style-name="P5"><text:span text:style-name="T1">consist </text:span>: meydana gelmek/<text:span text:style-name="T3">oluşmak</text:span></text:p>
      <text:p text:style-name="P5"><text:span text:style-name="T1">content</text:span> : içerik</text:p>
      <text:p text:style-name="P2"><text:span text:style-name="T1">correspond</text:span> : karşılık</text:p>
      <text:p text:style-name="P2"><text:span text:style-name="T1">cover</text:span> : örtmek</text:p>
      <text:p text:style-name="P2"><text:span text:style-name="T1">covering</text:span>: <text:span text:style-name="T7">kaplama örtme</text:span></text:p>
      <text:p text:style-name="P2"/>
      <text:p text:style-name="P4">D</text:p>
      <text:p text:style-name="P2"><text:span text:style-name="T1">data rate</text:span> :veri hızı</text:p>
      <text:p text:style-name="P2"><text:span text:style-name="T1">divided</text:span>: bölünmüş</text:p>
      <text:p text:style-name="P2"><text:span text:style-name="T1">down-mixes</text:span> : aşağı karışımlar</text:p>
      <text:p text:style-name="P2"/>
      <text:p text:style-name="P4">E</text:p>
      <text:p text:style-name="Standard"><text:span text:style-name="T1">essential</text:span>: gerekli</text:p>
      <text:p text:style-name="Standard"/>
      <text:p text:style-name="P3">F</text:p>
      <text:p text:style-name="Standard"><text:span text:style-name="T1">followed by:</text:span> Ardından</text:p>
      <text:p text:style-name="Standard"><text:span text:style-name="T1">fulfill</text:span> : yerine getirmek</text:p>
      <text:p text:style-name="Standard"/>
      <text:p text:style-name="P3">G</text:p>
      <text:p text:style-name="Standard"><text:span text:style-name="T1">generate</text:span> : üretmek</text:p>
      <text:p text:style-name="Standard"/>
      <text:p text:style-name="P3">H</text:p>
      <text:p text:style-name="Standard"><text:soft-page-break/></text:p>
      <text:p text:style-name="P3">I</text:p>
      <text:p text:style-name="Standard"><text:span text:style-name="T1">ignore</text:span> : görmezden gelmek</text:p>
      <text:p text:style-name="Standard"><text:span text:style-name="T1">initialization</text:span> : başlatma</text:p>
      <text:p text:style-name="P1"><text:span text:style-name="T1">Integrated</text:span>:Birleşik</text:p>
      <text:p text:style-name="P1"><text:span text:style-name="T1">intermediate</text:span>:orta düzey</text:p>
      <text:p text:style-name="P1"/>
      <text:p text:style-name="P3">J</text:p>
      <text:p text:style-name="Standard"/>
      <text:p text:style-name="P3">K</text:p>
      <text:p text:style-name="Standard"/>
      <text:p text:style-name="Standard"/>
      <text:p text:style-name="P3">L</text:p>
      <text:p text:style-name="Standard"><text:span text:style-name="T1">least</text:span> : en az</text:p>
      <text:p text:style-name="Standard"/>
      <text:p text:style-name="P3">M</text:p>
      <text:p text:style-name="Standard"><text:span text:style-name="T1">majorly</text:span> : büyük ölçüde</text:p>
      <text:p text:style-name="Standard"/>
      <text:p text:style-name="P3">N</text:p>
      <text:p text:style-name="Standard"><text:span text:style-name="T1">negligible</text:span> :ihmal edilebilir</text:p>
      <text:p text:style-name="Standard"/>
      <text:p text:style-name="P3">O</text:p>
      <text:p text:style-name="P2"><text:span text:style-name="T1">occurs</text:span> : meydana gelmek</text:p>
      <text:p text:style-name="P2"><text:span text:style-name="T1">outside through</text:span> : dışarıdan</text:p>
      <text:p text:style-name="P3">P</text:p>
      <text:p text:style-name="Standard"><text:span text:style-name="T1">partition</text:span>: bölme</text:p>
      <text:p text:style-name="Standard"><text:span text:style-name="T1">perform</text:span> : rol yapmak/ <text:span text:style-name="T8">yapmak/uygulamak</text:span></text:p>
      <text:p text:style-name="Standard"><text:span text:style-name="T1">pull</text:span>:çekmek</text:p>
      <text:p text:style-name="Standard"><text:span text:style-name="T1">provide</text:span>: sağlamak</text:p>
      <text:p text:style-name="Standard"/>
      <text:p text:style-name="P10"><text:span text:style-name="T7">Q</text:span></text:p>
      <text:p text:style-name="P10"><text:span text:style-name="T1">query: </text:span><text:span text:style-name="T4">sorgu</text:span></text:p>
      <text:p text:style-name="P10"/>
      <text:p text:style-name="P3">R</text:p>
      <text:p text:style-name="Standard"><text:span text:style-name="T1">rate</text:span> :oran</text:p>
      <text:p text:style-name="Standard"><text:span text:style-name="T1">readable values </text:span>: okunabilir değerler</text:p>
      <text:p text:style-name="Standard"><text:span text:style-name="T1">require</text:span>: gerekmek</text:p>
      <text:p text:style-name="Standard"/>
      <text:p text:style-name="P3">S</text:p>
      <text:p text:style-name="Standard"><text:span text:style-name="T1">shown</text:span> : <text:s/>gösterilen</text:p>
      <text:p text:style-name="P1"><text:span text:style-name="T1">structure</text:span> : yapı</text:p>
      <text:p text:style-name="P1"><text:span text:style-name="T1">subsequent</text:span> : sonraki</text:p>
      <text:p text:style-name="P1"><text:span text:style-name="T1">switching</text:span> :anahtarlama</text:p>
      <text:p text:style-name="P1"><text:span text:style-name="T1">switch</text:span> : değiştirmek</text:p>
      <text:p text:style-name="P1"/>
      <text:p text:style-name="P3">T</text:p>
      <text:p text:style-name="P3"><text:span text:style-name="T1">Therefore</text:span> <text:s/><text:span text:style-name="T4">: Öyleyse</text:span></text:p>
      <text:p text:style-name="Standard"><text:span text:style-name="T1">threshold</text:span> <text:s/>: eşik</text:p>
      <text:p text:style-name="Standard"><text:span text:style-name="T1">through</text:span>: vasıtasıyla</text:p>
      <text:p text:style-name="Standard"><text:span text:style-name="T1">transitional</text:span> : geçiş</text:p>
      <text:p text:style-name="Standard"><text:s/></text:p>
      <text:p text:style-name="P3">U</text:p>
      <text:p text:style-name="Standard"><text:soft-page-break/></text:p>
      <text:p text:style-name="P3">V</text:p>
      <text:p text:style-name="P1"><text:span text:style-name="T1">various</text:span> :çeşitli</text:p>
      <text:p text:style-name="P1"/>
      <text:p text:style-name="P3">W</text:p>
      <text:p text:style-name="Standard"/>
      <text:p text:style-name="P3">Y</text:p>
      <text:p text:style-name="Standard"/>
      <text:p text:style-name="P3">Z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11-01T17:52:49.676000000</dc:date>
    <meta:editing-duration>PT8H21M36S</meta:editing-duration>
    <meta:editing-cycles>6</meta:editing-cycles>
    <meta:document-statistic meta:table-count="0" meta:image-count="0" meta:object-count="0" meta:page-count="3" meta:paragraph-count="84" meta:word-count="248" meta:character-count="1597" meta:non-whitespace-character-count="1424"/>
  </office:meta>
</office:document-meta>
</file>